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marker-start="Square" draw:marker-start-width="0.2cm"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0.161cm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class_5f_private">
      <style:graphic-properties draw:textarea-horizontal-align="center" draw:textarea-vertical-align="middle"/>
    </style:style>
    <style:style style:name="gr8" style:family="graphic" style:parent-style-name="class_5f_private">
      <style:graphic-properties draw:marker-start="Square" draw:marker-start-width="0.2cm" draw:textarea-horizontal-align="center" draw:textarea-vertical-align="middle"/>
    </style:style>
    <style:style style:name="gr9" style:family="graphic" style:parent-style-name="class_5f_private_5f_text">
      <style:graphic-properties draw:textarea-horizontal-align="left" draw:auto-grow-height="true" draw:auto-grow-width="true" fo:min-height="0.424cm" fo:min-width="0.134cm"/>
    </style:style>
    <style:style style:name="gr10" style:family="graphic" style:parent-style-name="class_5f_private_5f_dotte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center" draw:textarea-vertical-align="middle" draw:fit-to-contour="tru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12pt" fo:font-style="normal" fo:font-weight="normal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  <style:text-properties fo:font-family="Arial" style:font-style-name="Standard" style:font-family-generic="swiss" style:font-pitch="variable" fo:font-size="10pt" fo:font-style="normal" fo:font-weight="normal" style:font-size-asian="10pt" style:font-size-complex="10pt"/>
    </style:style>
    <style:style style:name="P5" style:family="paragraph">
      <style:paragraph-properties fo:margin-left="0cm" fo:margin-right="0cm" fo:text-align="center" fo:text-indent="0cm" style:text-autospace="none"/>
      <style:text-properties style:use-window-font-color="true" fo:font-family="Arial" style:font-family-generic="swiss" style:font-pitch="variable" fo:font-size="12pt" fo:font-style="normal" fo:font-weight="normal" style:font-size-asian="10pt" style:font-size-complex="1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 style:text-autospace="none"/>
      <style:text-properties style:use-window-font-color="true" fo:font-family="Arial" style:font-family-generic="swiss" style:font-pitch="variable" fo:font-size="10pt" fo:font-style="normal" fo:font-weight="normal" style:font-size-asian="10pt" style:font-size-complex="10pt"/>
    </style:style>
    <style:style style:name="P11" style:family="paragraph">
      <style:paragraph-properties fo:text-align="center" style:text-autospace="none"/>
    </style:style>
    <style:style style:name="P12" style:family="paragraph">
      <style:paragraph-properties fo:margin-left="0cm" fo:margin-right="0cm" fo:text-align="center" fo:text-indent="0cm" style:text-autospace="none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style:paragraph-properties fo:margin-left="0cm" fo:margin-right="0cm" fo:text-align="center" fo:text-indent="0cm"/>
      <style:text-properties fo:font-size="10pt"/>
    </style:style>
    <style:style style:name="P15" style:family="paragraph">
      <style:paragraph-properties fo:margin-left="0cm" fo:margin-right="0cm" fo:text-align="center" fo:text-indent="0cm" style:text-autospace="none"/>
      <style:text-properties fo:font-size="10pt"/>
    </style:style>
    <style:style style:name="T1" style:family="text">
      <style:text-properties fo:font-family="Arial" style:font-style-name="Standard" style:font-family-generic="swiss" style:font-pitch="variable" fo:font-size="12pt" fo:font-style="normal" fo:font-weight="normal"/>
    </style:style>
    <style:style style:name="T2" style:family="text">
      <style:text-properties style:use-window-font-color="true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4" style:family="text">
      <style:text-properties fo:font-size="10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style:text-outline="false" style:text-line-through-style="none" fo:font-style="normal" fo:text-shadow="none" style:text-underline-style="none" fo:font-weight="normal" style:font-family-asian="'HG Mincho Light J'" style:font-pitch-asian="variable" style:font-style-asian="normal" style:font-weight-asian="normal" style:font-family-complex="Tahoma" style:font-pitch-complex="variable" style:font-style-complex="normal" style:font-weight-complex="normal" style:text-emphasize="none" style:font-relief="none"/>
    </style:style>
    <style:style style:name="T8" style:family="text">
      <style:text-properties fo:font-family="Arial" style:font-family-generic="swiss" style:font-pitch="variable" fo:font-size="10pt" fo:font-weight="bold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Thorndale" style:font-family-generic="roman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3cm" svg:height="1cm" svg:x="9.86cm" svg:y="0.635cm">
          <text:p text:style-name="P1"><text:span text:style-name="T1">SdrPageView</text:span></text:p>
        </draw:rect>
        <draw:connector draw:style-name="gr2" draw:text-style-name="P4" draw:layer="layout" draw:type="line" svg:x1="11.36cm" svg:y1="1.635cm" svg:x2="11.36cm" svg:y2="4.339cm" draw:start-shape="id1" draw:start-glue-point="2" draw:end-shape="id2" draw:end-glue-point="0">
          <text:p text:style-name="P3"><text:span text:style-name="T2">maWindowVector</text:span></text:p>
          <text:p text:style-name="P3"><text:span text:style-name="T2"/></text:p>
        </draw:connector>
        <draw:rect draw:style-name="gr3" draw:text-style-name="P5" draw:id="id2" draw:layer="layout" svg:width="4.5cm" svg:height="1cm" svg:x="9.11cm" svg:y="4.339cm">
          <text:p text:style-name="P3"><text:span text:style-name="T3">SdrPageViewWindow</text:span></text:p>
        </draw:rect>
        <draw:frame draw:style-name="gr4" draw:text-style-name="P7" draw:id="id11" draw:layer="layout" svg:width="0.171cm" svg:height="0.399cm" svg:x="11.701cm" svg:y="3.783cm">
          <draw:text-box>
            <text:p text:style-name="P6"><text:span text:style-name="T4">*</text:span></text:p>
          </draw:text-box>
        </draw:frame>
        <draw:rect draw:style-name="gr3" draw:text-style-name="P2" draw:id="id4" draw:layer="layout" svg:width="3cm" svg:height="1cm" svg:x="4.376cm" svg:y="6.507cm">
          <text:p text:style-name="P1"><text:span text:style-name="T1">OutputDevice</text:span></text:p>
        </draw:rect>
        <draw:rect draw:style-name="gr3" draw:text-style-name="P2" draw:id="id3" draw:layer="layout" svg:width="3cm" svg:height="1cm" svg:x="1.101cm" svg:y="0.635cm">
          <text:p text:style-name="P1"><text:span text:style-name="T1">SdrView</text:span></text:p>
        </draw:rect>
        <draw:connector draw:style-name="gr5" draw:text-style-name="P8" draw:layer="layout" draw:type="line" svg:x1="9.11cm" svg:y1="4.839cm" svg:x2="4.101cm" svg:y2="1.135cm" draw:start-shape="id2" draw:start-glue-point="3" draw:end-shape="id3" draw:end-glue-point="1">
          <text:p text:style-name="P1"><text:span text:style-name="T5">rView</text:span></text:p>
        </draw:connector>
        <draw:connector draw:style-name="gr6" draw:text-style-name="P9" draw:layer="layout" draw:type="line" svg:x1="9.102cm" svg:y1="4.839cm" svg:x2="7.376cm" svg:y2="7.007cm" draw:end-shape="id4" draw:end-glue-point="1">
          <text:p text:style-name="P6"/>
        </draw:connector>
        <draw:rect draw:style-name="gr3" draw:text-style-name="P5" draw:id="id5" draw:layer="layout" svg:width="4.5cm" svg:height="1cm" svg:x="9.11cm" svg:y="8.017cm">
          <text:p text:style-name="P3"><text:span text:style-name="T3">SdrUnoControlList</text:span></text:p>
        </draw:rect>
        <draw:connector draw:style-name="gr2" draw:text-style-name="P10" draw:layer="layout" draw:type="line" svg:x1="11.36cm" svg:y1="5.339cm" svg:x2="11.36cm" svg:y2="8.017cm" draw:start-shape="id2" draw:start-glue-point="2" draw:end-shape="id5" draw:end-glue-point="0">
          <text:p text:style-name="P3"><text:span text:style-name="T6">GetControlList()</text:span></text:p>
        </draw:connector>
        <draw:frame draw:style-name="gr4" draw:text-style-name="P7" draw:layer="layout" svg:width="0.18cm" svg:height="0.399cm" svg:x="11.601cm" svg:y="7.483cm">
          <draw:text-box>
            <text:p text:style-name="P6"><text:span text:style-name="T4">1</text:span></text:p>
          </draw:text-box>
        </draw:frame>
        <draw:rect draw:style-name="gr7" draw:text-style-name="P11" draw:id="id6" draw:layer="layout" svg:width="4.5cm" svg:height="1cm" svg:x="15.232cm" svg:y="12.111cm">
          <text:p text:style-name="P3"><text:span text:style-name="T7">SdrUnoControlAccess</text:span></text:p>
        </draw:rect>
        <draw:connector draw:style-name="gr8" draw:text-style-name="P11" draw:layer="layout" draw:type="line" svg:x1="11.36cm" svg:y1="9.017cm" svg:x2="17.482cm" svg:y2="12.111cm" draw:start-shape="id5" draw:start-glue-point="2" draw:end-shape="id6" draw:end-glue-point="0">
          <text:p text:style-name="P6"/>
        </draw:connector>
        <draw:frame draw:style-name="gr9" draw:id="id13" draw:layer="layout" svg:width="0.137cm" svg:height="0.424cm" svg:x="17.479cm" svg:y="11.553cm">
          <draw:text-box>
            <text:p text:style-name="P6"><text:span text:style-name="T4">*</text:span></text:p>
          </draw:text-box>
        </draw:frame>
        <draw:rect draw:style-name="gr3" draw:text-style-name="P5" draw:id="id7" draw:layer="layout" svg:width="3.5cm" svg:height="1cm" svg:x="15.732cm" svg:y="15.453cm">
          <text:p text:style-name="P3"><text:span text:style-name="T3">XControlModel</text:span></text:p>
        </draw:rect>
        <draw:connector draw:style-name="gr10" draw:text-style-name="P9" draw:layer="layout" draw:type="line" svg:x1="17.482cm" svg:y1="13.111cm" svg:x2="17.482cm" svg:y2="15.453cm" draw:start-shape="id6" draw:start-glue-point="2" draw:end-shape="id7" draw:end-glue-point="0">
          <text:p text:style-name="P6"/>
        </draw:connector>
        <draw:rect draw:style-name="gr3" draw:text-style-name="P5" draw:id="id8" draw:layer="layout" svg:width="4.5cm" svg:height="1cm" svg:x="9.11cm" svg:y="12.111cm">
          <text:p text:style-name="P3"><text:span text:style-name="T3">SdrUnoControlRec</text:span></text:p>
        </draw:rect>
        <draw:connector draw:style-name="gr8" draw:text-style-name="P11" draw:layer="layout" draw:type="line" svg:x1="15.232cm" svg:y1="12.611cm" svg:x2="13.61cm" svg:y2="12.611cm" draw:start-shape="id6" draw:start-glue-point="3" draw:end-shape="id8" draw:end-glue-point="1">
          <text:p text:style-name="P6"/>
        </draw:connector>
        <draw:rect draw:style-name="gr3" draw:text-style-name="P5" draw:id="id9" draw:layer="layout" svg:width="3cm" svg:height="1cm" svg:x="9.86cm" svg:y="15.453cm">
          <text:p text:style-name="P3"><text:span text:style-name="T3">XControl</text:span></text:p>
        </draw:rect>
        <draw:connector draw:style-name="gr5" draw:text-style-name="P8" draw:layer="layout" draw:type="line" svg:x1="11.36cm" svg:y1="13.111cm" svg:x2="11.36cm" svg:y2="15.453cm" draw:start-shape="id8" draw:start-glue-point="2" draw:end-shape="id9">
          <text:p text:style-name="P1"><text:span text:style-name="T5">GetControl()</text:span></text:p>
        </draw:connector>
        <draw:rect draw:style-name="gr11" draw:text-style-name="P8" draw:id="id10" draw:layer="layout" svg:width="4.94cm" svg:height="2.075cm" svg:x="1.172cm" svg:y="12.636cm">
          <text:p text:style-name="P1"><text:span text:style-name="T5">Note that this is </text:span><text:span text:style-name="T8">not</text:span><text:span text:style-name="T5"> the model-view cardinality: Instead, it's a 1-n-relation between a view, and the windows which show this view.</text:span></text:p>
        </draw:rect>
        <draw:connector draw:style-name="gr12" draw:text-style-name="P9" draw:layer="layout" draw:type="line" svg:x1="3.642cm" svg:y1="12.636cm" svg:x2="11.872cm" svg:y2="3.982cm" draw:start-shape="id10" draw:start-glue-point="0" draw:end-shape="id11" draw:end-glue-point="1">
          <text:p text:style-name="P6"/>
        </draw:connector>
        <draw:rect draw:style-name="gr11" draw:text-style-name="P8" draw:id="id12" draw:layer="layout" svg:width="4.789cm" svg:height="1.68cm" svg:x="2.23cm" svg:y="15.889cm">
          <text:p text:style-name="P1"><text:span text:style-name="T5">Note that this is the cardinality of controls in a view (equal to the number of SdrUnoObjects in the SdrPage) </text:span></text:p>
        </draw:rect>
        <draw:connector draw:style-name="gr12" draw:text-style-name="P9" draw:layer="layout" draw:type="line" svg:x1="7.019cm" svg:y1="16.729cm" svg:x2="17.479cm" svg:y2="11.765cm" draw:start-shape="id12" draw:start-glue-point="1" draw:end-shape="id13" draw:end-glue-point="3">
          <text:p text:style-name="P6"/>
        </draw:connector>
        <draw:rect draw:style-name="gr3" draw:text-style-name="P5" draw:id="id14" draw:layer="layout" svg:width="3.5cm" svg:height="1cm" svg:x="0.851cm" svg:y="9.476cm">
          <text:p text:style-name="P3"><text:span text:style-name="T3">SdrUnoObject</text:span></text:p>
        </draw:rect>
        <draw:connector draw:style-name="gr5" draw:text-style-name="P8" draw:layer="layout" draw:type="line" svg:x1="9.11cm" svg:y1="12.611cm" svg:x2="4.351cm" svg:y2="9.976cm" draw:start-shape="id8" draw:start-glue-point="3" draw:end-shape="id14" draw:end-glue-point="1">
          <text:p text:style-name="P1"><text:span text:style-name="T5"/></text:p>
          <text:p text:style-name="P1"><text:span text:style-name="T5">GetUnoObj()</text:span></text:p>
        </draw:connector>
        <draw:connector draw:style-name="gr13" draw:text-style-name="P8" draw:id="id17" draw:layer="layout" draw:type="line" svg:x1="4.101cm" svg:y1="1.135cm" svg:x2="9.86cm" svg:y2="1.135cm" draw:start-shape="id3" draw:start-glue-point="1" draw:end-shape="id1" draw:end-glue-point="3">
          <text:p text:style-name="P1"><text:span text:style-name="T5">GetPageView( SdrPage* )</text:span><text:span text:style-name="T5"><text:line-break/></text:span><text:span text:style-name="T5"/></text:p>
        </draw:connector>
        <draw:frame draw:style-name="gr4" draw:text-style-name="P7" draw:layer="layout" svg:width="0.18cm" svg:height="0.399cm" svg:x="9.603cm" svg:y="1.368cm">
          <draw:text-box>
            <text:p text:style-name="P6"><text:span text:style-name="T4">1</text:span></text:p>
          </draw:text-box>
        </draw:frame>
        <draw:connector draw:style-name="gr13" draw:text-style-name="P12" draw:layer="layout" draw:type="line" svg:x1="11.36cm" svg:y1="9.017cm" svg:x2="11.36cm" svg:y2="12.111cm" draw:start-shape="id5" draw:start-glue-point="2" draw:end-shape="id8" draw:end-glue-point="0">
          <text:p text:style-name="P3"><text:span text:style-name="T9">operator[]</text:span></text:p>
        </draw:connector>
        <draw:frame draw:style-name="gr4" draw:text-style-name="P13" draw:id="id15" draw:layer="layout" svg:width="0.171cm" svg:height="0.399cm" svg:x="11.68cm" svg:y="11.553cm">
          <draw:text-box>
            <text:p text:style-name="P6"><text:span text:style-name="T4">*</text:span></text:p>
          </draw:text-box>
        </draw:frame>
        <draw:connector draw:style-name="gr12" draw:text-style-name="P9" draw:layer="layout" draw:type="line" svg:x1="7.019cm" svg:y1="16.729cm" svg:x2="11.68cm" svg:y2="11.752cm" draw:start-shape="id12" draw:start-glue-point="1" draw:end-shape="id15" draw:end-glue-point="3">
          <text:p text:style-name="P6"/>
        </draw:connector>
        <draw:connector draw:style-name="gr5" draw:text-style-name="P8" draw:layer="layout" draw:type="line" svg:x1="12.86cm" svg:y1="15.953cm" svg:x2="15.732cm" svg:y2="15.953cm" draw:start-shape="id9" draw:start-glue-point="1" draw:end-shape="id7" draw:end-glue-point="3">
          <text:p text:style-name="P1"><text:span text:style-name="T5">getModel()</text:span></text:p>
          <text:p text:style-name="P1"><text:span text:style-name="T5"/></text:p>
        </draw:connector>
        <draw:rect draw:style-name="gr3" draw:text-style-name="P5" draw:id="id16" draw:layer="layout" svg:width="3.5cm" svg:height="1cm" svg:x="0.851cm" svg:y="4.211cm">
          <text:p text:style-name="P3"><text:span text:style-name="T3">SdrPage</text:span></text:p>
        </draw:rect>
        <draw:connector draw:style-name="gr6" draw:text-style-name="P9" draw:layer="layout" draw:type="line" svg:x1="2.601cm" svg:y1="4.211cm" svg:x2="6.98cm" svg:y2="1.135cm" draw:start-shape="id16" draw:start-glue-point="0" draw:end-shape="id17" draw:end-glue-point="0">
          <text:p text:style-name="P6"/>
        </draw:connector>
        <draw:connector draw:style-name="gr5" draw:text-style-name="P8" draw:layer="layout" draw:type="line" svg:x1="2.601cm" svg:y1="9.476cm" svg:x2="2.601cm" svg:y2="5.211cm" draw:start-shape="id14" draw:start-glue-point="0" draw:end-shape="id16" draw:end-glue-point="2">
          <text:p text:style-name="P1"><text:span text:style-name="T5">GetPage()</text:span></text:p>
        </draw:connector>
        <draw:connector draw:style-name="gr5" draw:text-style-name="P8" draw:layer="layout" draw:type="curve" draw:line-skew="0.904cm" svg:x1="13.61cm" svg:y1="8.517cm" svg:x2="12.86cm" svg:y2="1.135cm" draw:start-shape="id5" draw:start-glue-point="1" draw:end-shape="id1" draw:end-glue-point="1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PageView</text:span></text:p>
        </draw:connector>
        <draw:connector draw:style-name="gr5" draw:text-style-name="P8" draw:layer="layout" draw:type="curve" draw:line-skew="0.453cm" svg:x1="13.61cm" svg:y1="12.611cm" svg:x2="13.61cm" svg:y2="8.517cm" draw:start-shape="id8" draw:start-glue-point="1" draw:end-shape="id5" draw:end-glue-point="1">
          <text:p text:style-name="P1"><text:span text:style-name="T5"><text:s text:c="24"/></text:span><text:span text:style-name="T5">pParent</text:span></text:p>
        </draw:connector>
        <draw:connector draw:style-name="gr5" draw:text-style-name="P14" draw:layer="layout" draw:type="curve" svg:x1="13.61cm" svg:y1="4.839cm" svg:x2="12.86cm" svg:y2="1.135cm" draw:start-shape="id2" draw:end-shape="id1" draw:end-glue-point="1">
          <text:p text:style-name="P1"><text:span text:style-name="T4"/></text:p>
          <text:p text:style-name="P1"><text:span text:style-name="T4"/></text:p>
          <text:p text:style-name="P1"><text:span text:style-name="T4">mrPageView <text:s text:c="5"/></text:span></text:p>
        </draw:connector>
        <draw:rect draw:style-name="gr1" draw:text-style-name="P2" draw:id="id18" draw:layer="layout" svg:width="3cm" svg:height="1cm" svg:x="16.151cm" svg:y="0.635cm">
          <text:p text:style-name="P1"><text:span text:style-name="T1">SdrPaintView</text:span></text:p>
        </draw:rect>
        <draw:connector draw:style-name="gr14" draw:text-style-name="P14" draw:layer="layout" draw:type="lines" svg:x1="16.151cm" svg:y1="1.135cm" svg:x2="12.86cm" svg:y2="1.135cm" draw:start-shape="id18" draw:start-glue-point="3" draw:end-shape="id1" draw:end-glue-point="1">
          <text:p text:style-name="P1"><text:span text:style-name="T4">aPagV</text:span></text:p>
          <text:p text:style-name="P1"><text:span text:style-name="T4"/></text:p>
        </draw:connector>
        <draw:frame draw:style-name="gr4" draw:text-style-name="P7" draw:layer="layout" svg:width="0.171cm" svg:height="0.399cm" svg:x="13.078cm" svg:y="0.735cm">
          <draw:text-box>
            <text:p text:style-name="P6"><text:span text:style-name="T4">*</text:span></text:p>
          </draw:text-box>
        </draw:frame>
        <draw:rect draw:style-name="gr3" draw:text-style-name="P5" draw:id="id19" draw:layer="layout" svg:width="4.5cm" svg:height="1cm" svg:x="15.401cm" svg:y="4.286cm">
          <text:p text:style-name="P3"><text:span text:style-name="T3">SdrViewWinRec</text:span></text:p>
        </draw:rect>
        <draw:connector draw:style-name="gr2" draw:text-style-name="P15" draw:layer="layout" draw:type="line" svg:x1="17.651cm" svg:y1="1.635cm" svg:x2="17.651cm" svg:y2="4.286cm" draw:start-shape="id18" draw:start-glue-point="2" draw:end-shape="id19" draw:end-glue-point="0">
          <text:p text:style-name="P3"><text:span text:style-name="T10">aWinList</text:span></text:p>
        </draw:connector>
        <draw:frame draw:style-name="gr4" draw:text-style-name="P7" draw:layer="layout" svg:width="0.171cm" svg:height="0.399cm" svg:x="17.84cm" svg:y="3.837cm">
          <draw:text-box>
            <text:p text:style-name="P6"><text:span text:style-name="T4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lass_5f_private" style:display-name="class_private" style:family="graphic" style:parent-style-name="standard">
      <style:graphic-properties draw:stroke-dash="Dash_20_1" svg:stroke-color="#999999" draw:marker-end="Arrow" draw:fill="none" draw:fill-gradient-name="Gradient_20_7" draw:fill-hatch-name="Hatch_20_46" draw:fill-image-name="Bitmape_20_1" draw:fill-image-width="0cm" draw:fill-image-height="0cm"/>
      <style:text-properties fo:color="#999999" fo:font-family="Arial" style:font-style-name="Standard" style:font-family-generic="swiss" style:font-pitch="variable" fo:font-size="12pt"/>
    </style:style>
    <style:style style:name="class_5f_private_5f_text" style:display-name="class_private_text" style:family="graphic" style:parent-style-name="class_5f_private">
      <style:graphic-properties draw:stroke="none"/>
    </style:style>
    <style:style style:name="class_5f_private_5f_dotted" style:display-name="class_private_dotted" style:family="graphic" style:parent-style-name="class_5f_private">
      <style:graphic-properties draw:stroke="dash" draw:stroke-dash="Ultrafine_20_Dashed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35cm" fo:margin-bottom="0.538cm" fo:margin-left="0.525cm" fo:margin-right="0.733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16$Build-8934
  </meta:generator>
    <meta:initial-creator>Frank Schönheit</meta:initial-creator>
    <meta:creation-date>2003-07-03T15:31:47</meta:creation-date>
    <dc:creator>Frank Schönheit</dc:creator>
    <dc:date>2005-07-25T10:34:39</dc:date>
    <dc:language>de-DE</dc:language>
    <meta:editing-cycles>70</meta:editing-cycles>
    <meta:editing-duration>P1DT0H54M22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